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co2" style:family="table-column">
      <style:table-column-properties fo:break-before="auto" style:column-width="9.149cm"/>
    </style:style>
    <style:style style:name="co3" style:family="table-column">
      <style:table-column-properties fo:break-before="auto" style:column-width="9.749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8" style:family="table-cell" style:parent-style-name="Default" style:data-style-name="N3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Default" style:data-style-name="N3"/>
    <style:style style:name="ce10" style:family="table-cell" style:parent-style-name="Default" style:data-style-name="N3">
      <style:table-cell-properties fo:wrap-option="wrap" fo:border="0.74pt solid #000000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fo:border-bottom="none" fo:border-left="0.74pt solid #000000" fo:border-right="0.74pt solid #000000" fo:border-top="none"/>
    </style:style>
    <style:style style:name="ce12" style:family="table-cell" style:parent-style-name="Default" style:data-style-name="N3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C1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9"/>
        <table:table-row table:style-name="ro1">
          <table:table-cell table:style-name="ce1" office:value-type="string" calcext:value-type="string">
            <text:p>Source : INSEE <text:s/>Flores 2017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table:style-name="ce2"/>
          <table:table-cell table:number-columns-repeated="2"/>
          <table:table-cell table:style-name="ce9"/>
          <table:table-cell/>
        </table:table-row>
        <table:table-row table:style-name="ro1">
          <table:table-cell table:style-name="ce2" office:value-type="string" calcext:value-type="string">
            <text:p>Zone géographique : France entière (y compris DOM)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table:style-name="ce2" office:value-type="string" calcext:value-type="string">
            <text:p>Champ : postes non annexes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table:style-name="ce2" office:value-type="string" calcext:value-type="string">
            <text:p>Croisé par : Départements X Typologie Mutuelles X Typologie Mutuelles détaillée X Type d’emploi</text:p>
          </table:table-cell>
          <table:table-cell table:number-columns-repeated="2"/>
          <table:table-cell table:style-name="ce9"/>
          <table:table-cell/>
        </table:table-row>
        <table:table-row table:style-name="ro2">
          <table:table-cell table:style-name="ce3"/>
          <table:table-cell table:number-columns-repeated="2"/>
          <table:table-cell table:style-name="ce9"/>
          <table:table-cell/>
        </table:table-row>
        <table:table-row table:style-name="ro1">
          <table:table-cell table:style-name="ce2" office:value-type="string" calcext:value-type="string">
            <text:p>s : secret statistique</text:p>
          </table:table-cell>
          <table:table-cell table:number-columns-repeated="2"/>
          <table:table-cell table:style-name="ce9"/>
          <table:table-cell/>
        </table:table-row>
        <table:table-row table:style-name="ro2">
          <table:table-cell table:style-name="ce4"/>
          <table:table-cell table:number-columns-repeated="2"/>
          <table:table-cell table:style-name="ce9"/>
          <table:table-cell/>
        </table:table-row>
        <table:table-row table:style-name="ro2">
          <table:table-cell table:style-name="ce5" office:value-type="string" calcext:value-type="string">
            <text:p>Département</text:p>
          </table:table-cell>
          <table:table-cell table:style-name="ce8" office:value-type="string" calcext:value-type="string">
            <text:p>Typologie Mutuelles</text:p>
          </table:table-cell>
          <table:table-cell table:style-name="ce8" office:value-type="string" calcext:value-type="string">
            <text:p>Typologie Mutuelles détaillée</text:p>
          </table:table-cell>
          <table:table-cell table:style-name="ce8" office:value-type="string" calcext:value-type="string">
            <text:p>Type d’emploi</text:p>
          </table:table-cell>
          <table:table-cell table:style-name="ce10" office:value-type="string" calcext:value-type="string">
            <text:p>Nombre de poste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36906" calcext:value-type="float">
            <text:p>136 906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952" calcext:value-type="float">
            <text:p>2 952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917" calcext:value-type="float">
            <text:p>917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32860" calcext:value-type="float">
            <text:p>132 860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177" calcext:value-type="float">
            <text:p>177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591" calcext:value-type="float">
            <text:p>7 591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4186" calcext:value-type="float">
            <text:p>84 186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539" calcext:value-type="float">
            <text:p>14 539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98" calcext:value-type="float">
            <text:p>198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378" calcext:value-type="float">
            <text:p>7 378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39" calcext:value-type="float">
            <text:p>39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698" calcext:value-type="float">
            <text:p>1 698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1659" calcext:value-type="float">
            <text:p>81 659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93" calcext:value-type="float">
            <text:p>693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3772" calcext:value-type="float">
            <text:p>13 772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2130" calcext:value-type="float">
            <text:p>22 130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6196" calcext:value-type="float">
            <text:p>86 196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509" calcext:value-type="float">
            <text:p>6 509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2071" calcext:value-type="float">
            <text:p>22 071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891" calcext:value-type="float">
            <text:p>891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1150" calcext:value-type="float">
            <text:p>21 150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737" calcext:value-type="float">
            <text:p>1 737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3621" calcext:value-type="float">
            <text:p>83 621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24" calcext:value-type="float">
            <text:p>124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302" calcext:value-type="float">
            <text:p>6 302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00" calcext:value-type="float">
            <text:p>200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1787" calcext:value-type="float">
            <text:p>21 787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591" calcext:value-type="float">
            <text:p>7 591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539" calcext:value-type="float">
            <text:p>14 539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4186" calcext:value-type="float">
            <text:p>84 186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98" calcext:value-type="float">
            <text:p>198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378" calcext:value-type="float">
            <text:p>7 378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93" calcext:value-type="float">
            <text:p>693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3772" calcext:value-type="float">
            <text:p>13 772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39" calcext:value-type="float">
            <text:p>39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698" calcext:value-type="float">
            <text:p>1 698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1659" calcext:value-type="float">
            <text:p>81 659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888" calcext:value-type="float">
            <text:p>888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411" calcext:value-type="float">
            <text:p>411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586" calcext:value-type="float">
            <text:p>586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42" calcext:value-type="float">
            <text:p>242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04" calcext:value-type="float">
            <text:p>104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379" calcext:value-type="float">
            <text:p>1 379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887" calcext:value-type="float">
            <text:p>887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35" calcext:value-type="float">
            <text:p>335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86" calcext:value-type="float">
            <text:p>86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421" calcext:value-type="float">
            <text:p>421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32" calcext:value-type="float">
            <text:p>332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919" calcext:value-type="float">
            <text:p>919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756" calcext:value-type="float">
            <text:p>3 756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483" calcext:value-type="float">
            <text:p>1 483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02" calcext:value-type="float">
            <text:p>202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016" calcext:value-type="float">
            <text:p>1 016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720" calcext:value-type="float">
            <text:p>720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505" calcext:value-type="float">
            <text:p>505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92" calcext:value-type="float">
            <text:p>292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902" calcext:value-type="float">
            <text:p>3 902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242" calcext:value-type="float">
            <text:p>1 242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497" calcext:value-type="float">
            <text:p>497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95" calcext:value-type="float">
            <text:p>195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430" calcext:value-type="float">
            <text:p>1 430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789" calcext:value-type="float">
            <text:p>2 789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63" calcext:value-type="float">
            <text:p>263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259" calcext:value-type="float">
            <text:p>2 259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28" calcext:value-type="float">
            <text:p>228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90" calcext:value-type="float">
            <text:p>290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847" calcext:value-type="float">
            <text:p>847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591" calcext:value-type="float">
            <text:p>2 591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30" calcext:value-type="float">
            <text:p>230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164" calcext:value-type="float">
            <text:p>3 164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4307" calcext:value-type="float">
            <text:p>4 307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574" calcext:value-type="float">
            <text:p>2 574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73" calcext:value-type="float">
            <text:p>173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223" calcext:value-type="float">
            <text:p>2 223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4026" calcext:value-type="float">
            <text:p>4 026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540" calcext:value-type="float">
            <text:p>540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63" calcext:value-type="float">
            <text:p>263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619" calcext:value-type="float">
            <text:p>619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047" calcext:value-type="float">
            <text:p>3 047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52" calcext:value-type="float">
            <text:p>252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786" calcext:value-type="float">
            <text:p>3 786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319" calcext:value-type="float">
            <text:p>2 319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424" calcext:value-type="float">
            <text:p>424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533" calcext:value-type="float">
            <text:p>533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46" calcext:value-type="float">
            <text:p>46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489" calcext:value-type="float">
            <text:p>2 489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91" calcext:value-type="float">
            <text:p>191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995" calcext:value-type="float">
            <text:p>995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92" calcext:value-type="float">
            <text:p>192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482" calcext:value-type="float">
            <text:p>482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508" calcext:value-type="float">
            <text:p>1 508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26" calcext:value-type="float">
            <text:p>126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313" calcext:value-type="float">
            <text:p>2 313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549" calcext:value-type="float">
            <text:p>549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404" calcext:value-type="float">
            <text:p>404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946" calcext:value-type="float">
            <text:p>2 946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097" calcext:value-type="float">
            <text:p>1 097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95" calcext:value-type="float">
            <text:p>395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302" calcext:value-type="float">
            <text:p>1 302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203" calcext:value-type="float">
            <text:p>1 203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957" calcext:value-type="float">
            <text:p>957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495" calcext:value-type="float">
            <text:p>495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735" calcext:value-type="float">
            <text:p>735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396" calcext:value-type="float">
            <text:p>1 396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099" calcext:value-type="float">
            <text:p>1 099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690" calcext:value-type="float">
            <text:p>3 690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73" calcext:value-type="float">
            <text:p>273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270" calcext:value-type="float">
            <text:p>1 270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642" calcext:value-type="float">
            <text:p>642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534" calcext:value-type="float">
            <text:p>534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059" calcext:value-type="float">
            <text:p>1 059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4358" calcext:value-type="float">
            <text:p>14 358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759" calcext:value-type="float">
            <text:p>3 759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201" calcext:value-type="float">
            <text:p>1 201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836" calcext:value-type="float">
            <text:p>1 836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8474" calcext:value-type="float">
            <text:p>8 474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530" calcext:value-type="float">
            <text:p>530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203" calcext:value-type="float">
            <text:p>1 203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646" calcext:value-type="float">
            <text:p>646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717" calcext:value-type="float">
            <text:p>1 717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758" calcext:value-type="float">
            <text:p>758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961" calcext:value-type="float">
            <text:p>961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991" calcext:value-type="float">
            <text:p>991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986" calcext:value-type="float">
            <text:p>986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79" calcext:value-type="float">
            <text:p>379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622" calcext:value-type="float">
            <text:p>622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53" calcext:value-type="float">
            <text:p>353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859" calcext:value-type="float">
            <text:p>859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923" calcext:value-type="float">
            <text:p>2 923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363" calcext:value-type="float">
            <text:p>1 363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397" calcext:value-type="float">
            <text:p>1 397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516" calcext:value-type="float">
            <text:p>516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99" calcext:value-type="float">
            <text:p>299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502" calcext:value-type="float">
            <text:p>502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694" calcext:value-type="float">
            <text:p>694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62" calcext:value-type="float">
            <text:p>862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07" calcext:value-type="float">
            <text:p>407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78" calcext:value-type="float">
            <text:p>578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33" calcext:value-type="float">
            <text:p>233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4" calcext:value-type="float">
            <text:p>24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349" calcext:value-type="float">
            <text:p>1 349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47" calcext:value-type="float">
            <text:p>847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20" calcext:value-type="float">
            <text:p>320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1" calcext:value-type="float">
            <text:p>81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15" calcext:value-type="float">
            <text:p>415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21" calcext:value-type="float">
            <text:p>321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1" calcext:value-type="float">
            <text:p>11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02" calcext:value-type="float">
            <text:p>902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99" calcext:value-type="float">
            <text:p>99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6" calcext:value-type="float">
            <text:p>16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634" calcext:value-type="float">
            <text:p>3 634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7" calcext:value-type="float">
            <text:p>7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456" calcext:value-type="float">
            <text:p>1 456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98" calcext:value-type="float">
            <text:p>198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70" calcext:value-type="float">
            <text:p>70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41" calcext:value-type="float">
            <text:p>941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0" calcext:value-type="float">
            <text:p>10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01" calcext:value-type="float">
            <text:p>701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1" calcext:value-type="float">
            <text:p>11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91" calcext:value-type="float">
            <text:p>491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06" calcext:value-type="float">
            <text:p>106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778" calcext:value-type="float">
            <text:p>3 778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222" calcext:value-type="float">
            <text:p>1 222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91" calcext:value-type="float">
            <text:p>491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83" calcext:value-type="float">
            <text:p>183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37" calcext:value-type="float">
            <text:p>37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385" calcext:value-type="float">
            <text:p>1 385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52" calcext:value-type="float">
            <text:p>52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720" calcext:value-type="float">
            <text:p>2 720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57" calcext:value-type="float">
            <text:p>257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2" calcext:value-type="float">
            <text:p>12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1" calcext:value-type="float">
            <text:p>61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194" calcext:value-type="float">
            <text:p>2 194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86" calcext:value-type="float">
            <text:p>286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0" calcext:value-type="float">
            <text:p>10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3" calcext:value-type="float">
            <text:p>13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24" calcext:value-type="float">
            <text:p>824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11" calcext:value-type="float">
            <text:p>111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462" calcext:value-type="float">
            <text:p>2 462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7" calcext:value-type="float">
            <text:p>7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23" calcext:value-type="float">
            <text:p>223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5" calcext:value-type="float">
            <text:p>25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123" calcext:value-type="float">
            <text:p>3 123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59" calcext:value-type="float">
            <text:p>59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231" calcext:value-type="float">
            <text:p>4 231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46" calcext:value-type="float">
            <text:p>46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518" calcext:value-type="float">
            <text:p>2 518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0" calcext:value-type="float">
            <text:p>10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63" calcext:value-type="float">
            <text:p>163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56" calcext:value-type="float">
            <text:p>56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0" calcext:value-type="float">
            <text:p>10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152" calcext:value-type="float">
            <text:p>2 152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73" calcext:value-type="float">
            <text:p>73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3" calcext:value-type="float">
            <text:p>13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929" calcext:value-type="float">
            <text:p>3 929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11" calcext:value-type="float">
            <text:p>11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07" calcext:value-type="float">
            <text:p>507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48" calcext:value-type="float">
            <text:p>248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8" calcext:value-type="float">
            <text:p>18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96" calcext:value-type="float">
            <text:p>596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9" calcext:value-type="float">
            <text:p>29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1" calcext:value-type="float">
            <text:p>11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994" calcext:value-type="float">
            <text:p>2 994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13" calcext:value-type="float">
            <text:p>13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42" calcext:value-type="float">
            <text:p>42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27" calcext:value-type="float">
            <text:p>27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717" calcext:value-type="float">
            <text:p>3 717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39" calcext:value-type="float">
            <text:p>39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239" calcext:value-type="float">
            <text:p>2 239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99" calcext:value-type="float">
            <text:p>399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21" calcext:value-type="float">
            <text:p>521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6" calcext:value-type="float">
            <text:p>46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328" calcext:value-type="float">
            <text:p>2 328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86" calcext:value-type="float">
            <text:p>186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71" calcext:value-type="float">
            <text:p>971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81" calcext:value-type="float">
            <text:p>181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70" calcext:value-type="float">
            <text:p>470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30" calcext:value-type="float">
            <text:p>30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8" calcext:value-type="float">
            <text:p>8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465" calcext:value-type="float">
            <text:p>1 465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21" calcext:value-type="float">
            <text:p>121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7" calcext:value-type="float">
            <text:p>67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240" calcext:value-type="float">
            <text:p>2 240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8" calcext:value-type="float">
            <text:p>8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35" calcext:value-type="float">
            <text:p>535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98" calcext:value-type="float">
            <text:p>398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37" calcext:value-type="float">
            <text:p>37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891" calcext:value-type="float">
            <text:p>2 891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30" calcext:value-type="float">
            <text:p>30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63" calcext:value-type="float">
            <text:p>1 063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5" calcext:value-type="float">
            <text:p>15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276" calcext:value-type="float">
            <text:p>1 276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8" calcext:value-type="float">
            <text:p>28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2" calcext:value-type="float">
            <text:p>12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63" calcext:value-type="float">
            <text:p>1 163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51" calcext:value-type="float">
            <text:p>951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80" calcext:value-type="float">
            <text:p>480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18" calcext:value-type="float">
            <text:p>718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6" calcext:value-type="float">
            <text:p>16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2" calcext:value-type="float">
            <text:p>12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368" calcext:value-type="float">
            <text:p>1 368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88" calcext:value-type="float">
            <text:p>1 088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10" calcext:value-type="float">
            <text:p>110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548" calcext:value-type="float">
            <text:p>3 548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67" calcext:value-type="float">
            <text:p>267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249" calcext:value-type="float">
            <text:p>1 249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9" calcext:value-type="float">
            <text:p>9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27" calcext:value-type="float">
            <text:p>627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9" calcext:value-type="float">
            <text:p>19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32" calcext:value-type="float">
            <text:p>1 032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06" calcext:value-type="float">
            <text:p>206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38" calcext:value-type="float">
            <text:p>138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3978" calcext:value-type="float">
            <text:p>13 978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36" calcext:value-type="float">
            <text:p>36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7" calcext:value-type="float">
            <text:p>67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676" calcext:value-type="float">
            <text:p>3 676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2" calcext:value-type="float">
            <text:p>12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77" calcext:value-type="float">
            <text:p>1 177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9" calcext:value-type="float">
            <text:p>19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695" calcext:value-type="float">
            <text:p>1 695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60" calcext:value-type="float">
            <text:p>260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093" calcext:value-type="float">
            <text:p>8 093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19" calcext:value-type="float">
            <text:p>519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91" calcext:value-type="float">
            <text:p>1 191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23" calcext:value-type="float">
            <text:p>623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43" calcext:value-type="float">
            <text:p>43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673" calcext:value-type="float">
            <text:p>1 673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9" calcext:value-type="float">
            <text:p>9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48" calcext:value-type="float">
            <text:p>748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34" calcext:value-type="float">
            <text:p>934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52" calcext:value-type="float">
            <text:p>52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0" calcext:value-type="float">
            <text:p>10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29" calcext:value-type="float">
            <text:p>929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9" calcext:value-type="float">
            <text:p>9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69" calcext:value-type="float">
            <text:p>969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73" calcext:value-type="float">
            <text:p>373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6" calcext:value-type="float">
            <text:p>16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01" calcext:value-type="float">
            <text:p>601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42" calcext:value-type="float">
            <text:p>342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10" calcext:value-type="float">
            <text:p>810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73" calcext:value-type="float">
            <text:p>73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785" calcext:value-type="float">
            <text:p>2 785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351" calcext:value-type="float">
            <text:p>1 351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36" calcext:value-type="float">
            <text:p>36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327" calcext:value-type="float">
            <text:p>1 327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2" calcext:value-type="float">
            <text:p>12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01" calcext:value-type="float">
            <text:p>501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92" calcext:value-type="float">
            <text:p>292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87" calcext:value-type="float">
            <text:p>487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3" calcext:value-type="float">
            <text:p>23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66" calcext:value-type="float">
            <text:p>666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" calcext:value-type="float">
            <text:p>10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03" calcext:value-type="float">
            <text:p>403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60" calcext:value-type="float">
            <text:p>360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6" calcext:value-type="float">
            <text:p>66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4" calcext:value-type="float">
            <text:p>194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1" calcext:value-type="float">
            <text:p>51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8" calcext:value-type="float">
            <text:p>108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3" calcext:value-type="float">
            <text:p>153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564" calcext:value-type="float">
            <text:p>2 564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5" calcext:value-type="float">
            <text:p>215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08" calcext:value-type="float">
            <text:p>208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09" calcext:value-type="float">
            <text:p>509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64" calcext:value-type="float">
            <text:p>464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90" calcext:value-type="float">
            <text:p>390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05" calcext:value-type="float">
            <text:p>205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76" calcext:value-type="float">
            <text:p>1 676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89" calcext:value-type="float">
            <text:p>889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61" calcext:value-type="float">
            <text:p>1 061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27" calcext:value-type="float">
            <text:p>727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11" calcext:value-type="float">
            <text:p>1 011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53" calcext:value-type="float">
            <text:p>853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75" calcext:value-type="float">
            <text:p>675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4" calcext:value-type="float">
            <text:p>174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92" calcext:value-type="float">
            <text:p>392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22" calcext:value-type="float">
            <text:p>422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6" calcext:value-type="float">
            <text:p>196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837" calcext:value-type="float">
            <text:p>1 837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" calcext:value-type="float">
            <text:p>13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35" calcext:value-type="float">
            <text:p>1 935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9" calcext:value-type="float">
            <text:p>39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66" calcext:value-type="float">
            <text:p>1 966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49" calcext:value-type="float">
            <text:p>849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7" calcext:value-type="float">
            <text:p>87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23" calcext:value-type="float">
            <text:p>423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2" calcext:value-type="float">
            <text:p>52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" calcext:value-type="float">
            <text:p>16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79" calcext:value-type="float">
            <text:p>979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06" calcext:value-type="float">
            <text:p>1 206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72" calcext:value-type="float">
            <text:p>272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6" calcext:value-type="float">
            <text:p>146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1" calcext:value-type="float">
            <text:p>151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07" calcext:value-type="float">
            <text:p>1 207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7" calcext:value-type="float">
            <text:p>157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09" calcext:value-type="float">
            <text:p>409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9" calcext:value-type="float">
            <text:p>119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11" calcext:value-type="float">
            <text:p>611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96" calcext:value-type="float">
            <text:p>496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00" calcext:value-type="float">
            <text:p>1 000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02" calcext:value-type="float">
            <text:p>1 002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84" calcext:value-type="float">
            <text:p>884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34" calcext:value-type="float">
            <text:p>434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" calcext:value-type="float">
            <text:p>21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40" calcext:value-type="float">
            <text:p>1 140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65" calcext:value-type="float">
            <text:p>665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3" calcext:value-type="float">
            <text:p>43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4" calcext:value-type="float">
            <text:p>174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09" calcext:value-type="float">
            <text:p>509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8" calcext:value-type="float">
            <text:p>148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651" calcext:value-type="float">
            <text:p>10 651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223" calcext:value-type="float">
            <text:p>3 223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66" calcext:value-type="float">
            <text:p>566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362" calcext:value-type="float">
            <text:p>8 362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" calcext:value-type="float">
            <text:p>13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91" calcext:value-type="float">
            <text:p>491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3" calcext:value-type="float">
            <text:p>133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4" calcext:value-type="float">
            <text:p>44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15" calcext:value-type="float">
            <text:p>615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26" calcext:value-type="float">
            <text:p>226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3" calcext:value-type="float">
            <text:p>123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82" calcext:value-type="float">
            <text:p>282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488" calcext:value-type="float">
            <text:p>2 488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87" calcext:value-type="float">
            <text:p>287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68" calcext:value-type="float">
            <text:p>668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" calcext:value-type="float">
            <text:p>10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91" calcext:value-type="float">
            <text:p>391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" calcext:value-type="float">
            <text:p>9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6" calcext:value-type="float">
            <text:p>66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4" calcext:value-type="float">
            <text:p>14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22" calcext:value-type="float">
            <text:p>122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0" calcext:value-type="float">
            <text:p>10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99" calcext:value-type="float">
            <text:p>499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76" calcext:value-type="float">
            <text:p>376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33" calcext:value-type="float">
            <text:p>33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639" calcext:value-type="float">
            <text:p>1 639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42" calcext:value-type="float">
            <text:p>42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07" calcext:value-type="float">
            <text:p>1 007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08" calcext:value-type="float">
            <text:p>708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81" calcext:value-type="float">
            <text:p>381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26" calcext:value-type="float">
            <text:p>826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68" calcext:value-type="float">
            <text:p>168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2" calcext:value-type="float">
            <text:p>12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84" calcext:value-type="float">
            <text:p>384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0" calcext:value-type="float">
            <text:p>20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8" calcext:value-type="float">
            <text:p>28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94" calcext:value-type="float">
            <text:p>394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7" calcext:value-type="float">
            <text:p>7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1" calcext:value-type="float">
            <text:p>81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98" calcext:value-type="float">
            <text:p>398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" calcext:value-type="float">
            <text:p>9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56" calcext:value-type="float">
            <text:p>256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9" calcext:value-type="float">
            <text:p>19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51" calcext:value-type="float">
            <text:p>151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85" calcext:value-type="float">
            <text:p>1 185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39" calcext:value-type="float">
            <text:p>39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6" calcext:value-type="float">
            <text:p>26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9" calcext:value-type="float">
            <text:p>119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66" calcext:value-type="float">
            <text:p>566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8" calcext:value-type="float">
            <text:p>8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82" calcext:value-type="float">
            <text:p>482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9" calcext:value-type="float">
            <text:p>19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77" calcext:value-type="float">
            <text:p>977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82" calcext:value-type="float">
            <text:p>982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19" calcext:value-type="float">
            <text:p>419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1" calcext:value-type="float">
            <text:p>21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16" calcext:value-type="float">
            <text:p>1 116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55" calcext:value-type="float">
            <text:p>655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3" calcext:value-type="float">
            <text:p>43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99" calcext:value-type="float">
            <text:p>499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43" calcext:value-type="float">
            <text:p>143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324" calcext:value-type="float">
            <text:p>10 324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147" calcext:value-type="float">
            <text:p>3 147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" calcext:value-type="float">
            <text:p>9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54" calcext:value-type="float">
            <text:p>554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56" calcext:value-type="float">
            <text:p>256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987" calcext:value-type="float">
            <text:p>7 987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7" calcext:value-type="float">
            <text:p>17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09" calcext:value-type="float">
            <text:p>209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73" calcext:value-type="float">
            <text:p>73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351" calcext:value-type="float">
            <text:p>2 351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36" calcext:value-type="float">
            <text:p>36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80" calcext:value-type="float">
            <text:p>280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13" calcext:value-type="float">
            <text:p>413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69" calcext:value-type="float">
            <text:p>369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6" calcext:value-type="float">
            <text:p>66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84" calcext:value-type="float">
            <text:p>484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68" calcext:value-type="float">
            <text:p>168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94" calcext:value-type="float">
            <text:p>194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12" calcext:value-type="float">
            <text:p>912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3" calcext:value-type="float">
            <text:p>43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30" calcext:value-type="float">
            <text:p>230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83" calcext:value-type="float">
            <text:p>583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99" calcext:value-type="float">
            <text:p>199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32" calcext:value-type="float">
            <text:p>132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0" calcext:value-type="float">
            <text:p>90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13" calcext:value-type="float">
            <text:p>113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1" calcext:value-type="float">
            <text:p>51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53" calcext:value-type="float">
            <text:p>253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7" calcext:value-type="float">
            <text:p>97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1" calcext:value-type="float">
            <text:p>71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28" calcext:value-type="float">
            <text:p>228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74" calcext:value-type="float">
            <text:p>474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23" calcext:value-type="float">
            <text:p>323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717" calcext:value-type="float">
            <text:p>2 717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06" calcext:value-type="float">
            <text:p>106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10" calcext:value-type="float">
            <text:p>610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72" calcext:value-type="float">
            <text:p>672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09" calcext:value-type="float">
            <text:p>509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83" calcext:value-type="float">
            <text:p>183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19" calcext:value-type="float">
            <text:p>119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81" calcext:value-type="float">
            <text:p>181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76" calcext:value-type="float">
            <text:p>476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90" calcext:value-type="float">
            <text:p>390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4" calcext:value-type="float">
            <text:p>54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6" calcext:value-type="float">
            <text:p>96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70" calcext:value-type="float">
            <text:p>470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09" calcext:value-type="float">
            <text:p>109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53" calcext:value-type="float">
            <text:p>353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7" calcext:value-type="float">
            <text:p>17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6" calcext:value-type="float">
            <text:p>26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3" calcext:value-type="float">
            <text:p>43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05" calcext:value-type="float">
            <text:p>205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737" calcext:value-type="float">
            <text:p>2 737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89" calcext:value-type="float">
            <text:p>889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9" calcext:value-type="float">
            <text:p>89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87" calcext:value-type="float">
            <text:p>187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27" calcext:value-type="float">
            <text:p>727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33" calcext:value-type="float">
            <text:p>133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73" calcext:value-type="float">
            <text:p>173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55" calcext:value-type="float">
            <text:p>555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99" calcext:value-type="float">
            <text:p>399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5" calcext:value-type="float">
            <text:p>45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31" calcext:value-type="float">
            <text:p>431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686" calcext:value-type="float">
            <text:p>1 686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53" calcext:value-type="float">
            <text:p>853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74" calcext:value-type="float">
            <text:p>174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1" calcext:value-type="float">
            <text:p>41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8" calcext:value-type="float">
            <text:p>48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14" calcext:value-type="float">
            <text:p>814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07" calcext:value-type="float">
            <text:p>1 207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7" calcext:value-type="float">
            <text:p>77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61" calcext:value-type="float">
            <text:p>161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9" calcext:value-type="float">
            <text:p>79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09" calcext:value-type="float">
            <text:p>109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33" calcext:value-type="float">
            <text:p>133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60" calcext:value-type="float">
            <text:p>160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95" calcext:value-type="float">
            <text:p>395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6" calcext:value-type="float">
            <text:p>96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96" calcext:value-type="float">
            <text:p>196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53" calcext:value-type="float">
            <text:p>253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033" calcext:value-type="float">
            <text:p>2 033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3" calcext:value-type="float">
            <text:p>53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52" calcext:value-type="float">
            <text:p>252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948" calcext:value-type="float">
            <text:p>1 948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88" calcext:value-type="float">
            <text:p>888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977" calcext:value-type="float">
            <text:p>1 977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65" calcext:value-type="float">
            <text:p>465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77" calcext:value-type="float">
            <text:p>977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338" calcext:value-type="float">
            <text:p>1 338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01" calcext:value-type="float">
            <text:p>101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10" calcext:value-type="float">
            <text:p>510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37" calcext:value-type="float">
            <text:p>1 237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91" calcext:value-type="float">
            <text:p>191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85" calcext:value-type="float">
            <text:p>285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58" calcext:value-type="float">
            <text:p>1 258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95" calcext:value-type="float">
            <text:p>995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52" calcext:value-type="float">
            <text:p>252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521" calcext:value-type="float">
            <text:p>1 521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6" calcext:value-type="float">
            <text:p>86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87" calcext:value-type="float">
            <text:p>187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1" calcext:value-type="float">
            <text:p>81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86" calcext:value-type="float">
            <text:p>186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80" calcext:value-type="float">
            <text:p>180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4" calcext:value-type="float">
            <text:p>34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9" calcext:value-type="float">
            <text:p>49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32" calcext:value-type="float">
            <text:p>132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81" calcext:value-type="float">
            <text:p>281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1" calcext:value-type="float">
            <text:p>21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85" calcext:value-type="float">
            <text:p>185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31" calcext:value-type="float">
            <text:p>731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392" calcext:value-type="float">
            <text:p>1 392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08" calcext:value-type="float">
            <text:p>108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16" calcext:value-type="float">
            <text:p>816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46" calcext:value-type="float">
            <text:p>146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358" calcext:value-type="float">
            <text:p>1 358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629" calcext:value-type="float">
            <text:p>1 629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85" calcext:value-type="float">
            <text:p>185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14" calcext:value-type="float">
            <text:p>614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38" calcext:value-type="float">
            <text:p>138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043" calcext:value-type="float">
            <text:p>2 043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57" calcext:value-type="float">
            <text:p>157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4" calcext:value-type="float">
            <text:p>24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39" calcext:value-type="float">
            <text:p>439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8" calcext:value-type="float">
            <text:p>28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42" calcext:value-type="float">
            <text:p>1 242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98" calcext:value-type="float">
            <text:p>898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43" calcext:value-type="float">
            <text:p>143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06" calcext:value-type="float">
            <text:p>206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52" calcext:value-type="float">
            <text:p>152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73" calcext:value-type="float">
            <text:p>873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63" calcext:value-type="float">
            <text:p>163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09" calcext:value-type="float">
            <text:p>409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47" calcext:value-type="float">
            <text:p>1 247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06" calcext:value-type="float">
            <text:p>106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30" calcext:value-type="float">
            <text:p>730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66" calcext:value-type="float">
            <text:p>766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02" calcext:value-type="float">
            <text:p>502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1" calcext:value-type="float">
            <text:p>21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6" calcext:value-type="float">
            <text:p>26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59" calcext:value-type="float">
            <text:p>159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433" calcext:value-type="float">
            <text:p>2 433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000" calcext:value-type="float">
            <text:p>1 000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59" calcext:value-type="float">
            <text:p>159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002" calcext:value-type="float">
            <text:p>1 002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42" calcext:value-type="float">
            <text:p>142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99" calcext:value-type="float">
            <text:p>199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96" calcext:value-type="float">
            <text:p>896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8" calcext:value-type="float">
            <text:p>58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0" calcext:value-type="float">
            <text:p>50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48" calcext:value-type="float">
            <text:p>748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67" calcext:value-type="float">
            <text:p>267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34" calcext:value-type="float">
            <text:p>434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5" calcext:value-type="float">
            <text:p>35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161" calcext:value-type="float">
            <text:p>1 161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7" calcext:value-type="float">
            <text:p>67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68" calcext:value-type="float">
            <text:p>168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65" calcext:value-type="float">
            <text:p>665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67" calcext:value-type="float">
            <text:p>367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3" calcext:value-type="float">
            <text:p>43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376" calcext:value-type="float">
            <text:p>3 376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48" calcext:value-type="float">
            <text:p>148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3" calcext:value-type="float">
            <text:p>123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74" calcext:value-type="float">
            <text:p>174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5" calcext:value-type="float">
            <text:p>55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38" calcext:value-type="float">
            <text:p>638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28" calcext:value-type="float">
            <text:p>528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2" calcext:value-type="float">
            <text:p>52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2" calcext:value-type="float">
            <text:p>52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09" calcext:value-type="float">
            <text:p>509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3" calcext:value-type="float">
            <text:p>63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63" calcext:value-type="float">
            <text:p>463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74" calcext:value-type="float">
            <text:p>574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03" calcext:value-type="float">
            <text:p>203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0799" calcext:value-type="float">
            <text:p>10 799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50" calcext:value-type="float">
            <text:p>150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206" calcext:value-type="float">
            <text:p>3 206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99" calcext:value-type="float">
            <text:p>199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236" calcext:value-type="float">
            <text:p>3 236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83" calcext:value-type="float">
            <text:p>183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41" calcext:value-type="float">
            <text:p>141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75" calcext:value-type="float">
            <text:p>575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67" calcext:value-type="float">
            <text:p>767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362" calcext:value-type="float">
            <text:p>8 362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2" calcext:value-type="float">
            <text:p>72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61" calcext:value-type="float">
            <text:p>461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11" calcext:value-type="float">
            <text:p>111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04" calcext:value-type="float">
            <text:p>504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6" calcext:value-type="float">
            <text:p>126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62" calcext:value-type="float">
            <text:p>462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23" calcext:value-type="float">
            <text:p>223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19" calcext:value-type="float">
            <text:p>319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59" calcext:value-type="float">
            <text:p>359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59" calcext:value-type="float">
            <text:p>659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8" calcext:value-type="float">
            <text:p>68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31" calcext:value-type="float">
            <text:p>631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51" calcext:value-type="float">
            <text:p>551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5" calcext:value-type="float">
            <text:p>45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62" calcext:value-type="float">
            <text:p>162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03" calcext:value-type="float">
            <text:p>403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71" calcext:value-type="float">
            <text:p>371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75" calcext:value-type="float">
            <text:p>575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5" calcext:value-type="float">
            <text:p>45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05" calcext:value-type="float">
            <text:p>405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78" calcext:value-type="float">
            <text:p>278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49" calcext:value-type="float">
            <text:p>249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81" calcext:value-type="float">
            <text:p>281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95" calcext:value-type="float">
            <text:p>295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57" calcext:value-type="float">
            <text:p>157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93" calcext:value-type="float">
            <text:p>593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516" calcext:value-type="float">
            <text:p>2 516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25" calcext:value-type="float">
            <text:p>625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351" calcext:value-type="float">
            <text:p>1 351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12" calcext:value-type="float">
            <text:p>312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90" calcext:value-type="float">
            <text:p>190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87" calcext:value-type="float">
            <text:p>287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68" calcext:value-type="float">
            <text:p>668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6" calcext:value-type="float">
            <text:p>26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37" calcext:value-type="float">
            <text:p>137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01" calcext:value-type="float">
            <text:p>401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6" calcext:value-type="float">
            <text:p>66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77" calcext:value-type="float">
            <text:p>477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63" calcext:value-type="float">
            <text:p>163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4" calcext:value-type="float">
            <text:p>14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93" calcext:value-type="float">
            <text:p>893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45" calcext:value-type="float">
            <text:p>545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22" calcext:value-type="float">
            <text:p>122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20" calcext:value-type="float">
            <text:p>220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65" calcext:value-type="float">
            <text:p>465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15" calcext:value-type="float">
            <text:p>315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88" calcext:value-type="float">
            <text:p>88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610" calcext:value-type="float">
            <text:p>2 610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62" calcext:value-type="float">
            <text:p>662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0" calcext:value-type="float">
            <text:p>10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99" calcext:value-type="float">
            <text:p>499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78" calcext:value-type="float">
            <text:p>178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56" calcext:value-type="float">
            <text:p>56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20" calcext:value-type="float">
            <text:p>420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76" calcext:value-type="float">
            <text:p>376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58" calcext:value-type="float">
            <text:p>458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45" calcext:value-type="float">
            <text:p>345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6" calcext:value-type="float">
            <text:p>26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3" calcext:value-type="float">
            <text:p>43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75" calcext:value-type="float">
            <text:p>75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646" calcext:value-type="float">
            <text:p>2 646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08" calcext:value-type="float">
            <text:p>708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30" calcext:value-type="float">
            <text:p>130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65" calcext:value-type="float">
            <text:p>165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31" calcext:value-type="float">
            <text:p>531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9" calcext:value-type="float">
            <text:p>29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646" calcext:value-type="float">
            <text:p>1 646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26" calcext:value-type="float">
            <text:p>826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68" calcext:value-type="float">
            <text:p>168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1" calcext:value-type="float">
            <text:p>41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8" calcext:value-type="float">
            <text:p>48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2" calcext:value-type="float">
            <text:p>12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78" calcext:value-type="float">
            <text:p>778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0" calcext:value-type="float">
            <text:p>20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84" calcext:value-type="float">
            <text:p>1 184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9" calcext:value-type="float">
            <text:p>109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56" calcext:value-type="float">
            <text:p>156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87" calcext:value-type="float">
            <text:p>387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7" calcext:value-type="float">
            <text:p>27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990" calcext:value-type="float">
            <text:p>1 990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7" calcext:value-type="float">
            <text:p>7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7" calcext:value-type="float">
            <text:p>17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925" calcext:value-type="float">
            <text:p>1 925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30" calcext:value-type="float">
            <text:p>30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58" calcext:value-type="float">
            <text:p>858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951" calcext:value-type="float">
            <text:p>1 951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56" calcext:value-type="float">
            <text:p>456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66" calcext:value-type="float">
            <text:p>966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31" calcext:value-type="float">
            <text:p>31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299" calcext:value-type="float">
            <text:p>1 299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79" calcext:value-type="float">
            <text:p>479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3" calcext:value-type="float">
            <text:p>23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205" calcext:value-type="float">
            <text:p>1 205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84" calcext:value-type="float">
            <text:p>184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84" calcext:value-type="float">
            <text:p>284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228" calcext:value-type="float">
            <text:p>1 228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4" calcext:value-type="float">
            <text:p>24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62" calcext:value-type="float">
            <text:p>962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40" calcext:value-type="float">
            <text:p>240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499" calcext:value-type="float">
            <text:p>1 499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28" calcext:value-type="float">
            <text:p>128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65" calcext:value-type="float">
            <text:p>265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1" calcext:value-type="float">
            <text:p>21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82" calcext:value-type="float">
            <text:p>182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7" calcext:value-type="float">
            <text:p>7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352" calcext:value-type="float">
            <text:p>1 352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336" calcext:value-type="float">
            <text:p>1 336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589" calcext:value-type="float">
            <text:p>1 589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39" calcext:value-type="float">
            <text:p>39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964" calcext:value-type="float">
            <text:p>1 964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34" calcext:value-type="float">
            <text:p>434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8" calcext:value-type="float">
            <text:p>28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72" calcext:value-type="float">
            <text:p>872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06" calcext:value-type="float">
            <text:p>206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51" calcext:value-type="float">
            <text:p>851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52" calcext:value-type="float">
            <text:p>152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8" calcext:value-type="float">
            <text:p>8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207" calcext:value-type="float">
            <text:p>1 207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1" calcext:value-type="float">
            <text:p>101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85" calcext:value-type="float">
            <text:p>685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47" calcext:value-type="float">
            <text:p>747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8" calcext:value-type="float">
            <text:p>8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88" calcext:value-type="float">
            <text:p>488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1" calcext:value-type="float">
            <text:p>21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6" calcext:value-type="float">
            <text:p>26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54" calcext:value-type="float">
            <text:p>154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382" calcext:value-type="float">
            <text:p>2 382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9" calcext:value-type="float">
            <text:p>19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77" calcext:value-type="float">
            <text:p>977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82" calcext:value-type="float">
            <text:p>982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42" calcext:value-type="float">
            <text:p>142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92" calcext:value-type="float">
            <text:p>192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70" calcext:value-type="float">
            <text:p>870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1" calcext:value-type="float">
            <text:p>51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0" calcext:value-type="float">
            <text:p>50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57" calcext:value-type="float">
            <text:p>257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19" calcext:value-type="float">
            <text:p>419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5" calcext:value-type="float">
            <text:p>35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37" calcext:value-type="float">
            <text:p>1 137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55" calcext:value-type="float">
            <text:p>655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3" calcext:value-type="float">
            <text:p>43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237" calcext:value-type="float">
            <text:p>3 237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99" calcext:value-type="float">
            <text:p>499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52" calcext:value-type="float">
            <text:p>552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82" calcext:value-type="float">
            <text:p>182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467" calcext:value-type="float">
            <text:p>10 467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96" calcext:value-type="float">
            <text:p>196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3" calcext:value-type="float">
            <text:p>63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159" calcext:value-type="float">
            <text:p>3 159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80" calcext:value-type="float">
            <text:p>180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41" calcext:value-type="float">
            <text:p>141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63" calcext:value-type="float">
            <text:p>563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49" calcext:value-type="float">
            <text:p>749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56" calcext:value-type="float">
            <text:p>256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987" calcext:value-type="float">
            <text:p>7 987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51" calcext:value-type="float">
            <text:p>451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1" calcext:value-type="float">
            <text:p>111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94" calcext:value-type="float">
            <text:p>494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15" calcext:value-type="float">
            <text:p>315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43" calcext:value-type="float">
            <text:p>643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31" calcext:value-type="float">
            <text:p>631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46" calcext:value-type="float">
            <text:p>546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39" calcext:value-type="float">
            <text:p>339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49" calcext:value-type="float">
            <text:p>549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1" calcext:value-type="float">
            <text:p>41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99" calcext:value-type="float">
            <text:p>399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70" calcext:value-type="float">
            <text:p>270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72" calcext:value-type="float">
            <text:p>272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84" calcext:value-type="float">
            <text:p>284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47" calcext:value-type="float">
            <text:p>547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73" calcext:value-type="float">
            <text:p>73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379" calcext:value-type="float">
            <text:p>2 379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16" calcext:value-type="float">
            <text:p>616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36" calcext:value-type="float">
            <text:p>36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281" calcext:value-type="float">
            <text:p>1 281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09" calcext:value-type="float">
            <text:p>309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79" calcext:value-type="float">
            <text:p>179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80" calcext:value-type="float">
            <text:p>280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" calcext:value-type="float">
            <text:p>10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03" calcext:value-type="float">
            <text:p>403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60" calcext:value-type="float">
            <text:p>360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6" calcext:value-type="float">
            <text:p>66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4" calcext:value-type="float">
            <text:p>194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1" calcext:value-type="float">
            <text:p>51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8" calcext:value-type="float">
            <text:p>108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5" calcext:value-type="float">
            <text:p>215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3" calcext:value-type="float">
            <text:p>153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564" calcext:value-type="float">
            <text:p>2 564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08" calcext:value-type="float">
            <text:p>208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64" calcext:value-type="float">
            <text:p>464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09" calcext:value-type="float">
            <text:p>509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90" calcext:value-type="float">
            <text:p>390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05" calcext:value-type="float">
            <text:p>205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76" calcext:value-type="float">
            <text:p>1 676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61" calcext:value-type="float">
            <text:p>1 061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89" calcext:value-type="float">
            <text:p>889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27" calcext:value-type="float">
            <text:p>727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11" calcext:value-type="float">
            <text:p>1 011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75" calcext:value-type="float">
            <text:p>675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53" calcext:value-type="float">
            <text:p>853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4" calcext:value-type="float">
            <text:p>174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92" calcext:value-type="float">
            <text:p>392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22" calcext:value-type="float">
            <text:p>422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6" calcext:value-type="float">
            <text:p>196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837" calcext:value-type="float">
            <text:p>1 837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" calcext:value-type="float">
            <text:p>13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35" calcext:value-type="float">
            <text:p>1 935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9" calcext:value-type="float">
            <text:p>39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49" calcext:value-type="float">
            <text:p>849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66" calcext:value-type="float">
            <text:p>1 966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7" calcext:value-type="float">
            <text:p>87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23" calcext:value-type="float">
            <text:p>423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2" calcext:value-type="float">
            <text:p>52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06" calcext:value-type="float">
            <text:p>1 206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" calcext:value-type="float">
            <text:p>16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79" calcext:value-type="float">
            <text:p>979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72" calcext:value-type="float">
            <text:p>272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6" calcext:value-type="float">
            <text:p>146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1" calcext:value-type="float">
            <text:p>151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07" calcext:value-type="float">
            <text:p>1 207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7" calcext:value-type="float">
            <text:p>157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09" calcext:value-type="float">
            <text:p>409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9" calcext:value-type="float">
            <text:p>119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11" calcext:value-type="float">
            <text:p>611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96" calcext:value-type="float">
            <text:p>496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00" calcext:value-type="float">
            <text:p>1 000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02" calcext:value-type="float">
            <text:p>1 002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84" calcext:value-type="float">
            <text:p>884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34" calcext:value-type="float">
            <text:p>434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" calcext:value-type="float">
            <text:p>21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40" calcext:value-type="float">
            <text:p>1 140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65" calcext:value-type="float">
            <text:p>665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3" calcext:value-type="float">
            <text:p>43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4" calcext:value-type="float">
            <text:p>174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09" calcext:value-type="float">
            <text:p>509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8" calcext:value-type="float">
            <text:p>148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651" calcext:value-type="float">
            <text:p>10 651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223" calcext:value-type="float">
            <text:p>3 223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66" calcext:value-type="float">
            <text:p>566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362" calcext:value-type="float">
            <text:p>8 362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" calcext:value-type="float">
            <text:p>13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91" calcext:value-type="float">
            <text:p>491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3" calcext:value-type="float">
            <text:p>133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26" calcext:value-type="float">
            <text:p>226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4" calcext:value-type="float">
            <text:p>44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15" calcext:value-type="float">
            <text:p>615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3" calcext:value-type="float">
            <text:p>123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82" calcext:value-type="float">
            <text:p>282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488" calcext:value-type="float">
            <text:p>2 488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87" calcext:value-type="float">
            <text:p>287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68" calcext:value-type="float">
            <text:p>668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" calcext:value-type="float">
            <text:p>10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91" calcext:value-type="float">
            <text:p>391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" calcext:value-type="float">
            <text:p>9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6" calcext:value-type="float">
            <text:p>66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4" calcext:value-type="float">
            <text:p>14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22" calcext:value-type="float">
            <text:p>122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0" calcext:value-type="float">
            <text:p>10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99" calcext:value-type="float">
            <text:p>499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76" calcext:value-type="float">
            <text:p>376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33" calcext:value-type="float">
            <text:p>33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639" calcext:value-type="float">
            <text:p>1 639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42" calcext:value-type="float">
            <text:p>42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07" calcext:value-type="float">
            <text:p>1 007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08" calcext:value-type="float">
            <text:p>708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81" calcext:value-type="float">
            <text:p>381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26" calcext:value-type="float">
            <text:p>826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68" calcext:value-type="float">
            <text:p>168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2" calcext:value-type="float">
            <text:p>12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84" calcext:value-type="float">
            <text:p>384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8" calcext:value-type="float">
            <text:p>28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94" calcext:value-type="float">
            <text:p>394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0" calcext:value-type="float">
            <text:p>20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7" calcext:value-type="float">
            <text:p>7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1" calcext:value-type="float">
            <text:p>81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98" calcext:value-type="float">
            <text:p>398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" calcext:value-type="float">
            <text:p>9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56" calcext:value-type="float">
            <text:p>256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9" calcext:value-type="float">
            <text:p>19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51" calcext:value-type="float">
            <text:p>151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85" calcext:value-type="float">
            <text:p>1 185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39" calcext:value-type="float">
            <text:p>39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6" calcext:value-type="float">
            <text:p>26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9" calcext:value-type="float">
            <text:p>119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66" calcext:value-type="float">
            <text:p>566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8" calcext:value-type="float">
            <text:p>8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82" calcext:value-type="float">
            <text:p>482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9" calcext:value-type="float">
            <text:p>19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77" calcext:value-type="float">
            <text:p>977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82" calcext:value-type="float">
            <text:p>982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19" calcext:value-type="float">
            <text:p>419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1" calcext:value-type="float">
            <text:p>21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16" calcext:value-type="float">
            <text:p>1 116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55" calcext:value-type="float">
            <text:p>655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3" calcext:value-type="float">
            <text:p>43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99" calcext:value-type="float">
            <text:p>499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43" calcext:value-type="float">
            <text:p>143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324" calcext:value-type="float">
            <text:p>10 324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147" calcext:value-type="float">
            <text:p>3 147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" calcext:value-type="float">
            <text:p>9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54" calcext:value-type="float">
            <text:p>554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56" calcext:value-type="float">
            <text:p>256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987" calcext:value-type="float">
            <text:p>7 987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7" calcext:value-type="float">
            <text:p>17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09" calcext:value-type="float">
            <text:p>209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73" calcext:value-type="float">
            <text:p>73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351" calcext:value-type="float">
            <text:p>2 351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36" calcext:value-type="float">
            <text:p>36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80" calcext:value-type="float">
            <text:p>280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7" office:value-type="float" office:value="974" calcext:value-type="float">
            <text:p>974</text:p>
          </table:table-cell>
          <table:table-cell table:style-name="ce7" office:value-type="string" calcext:value-type="string">
            <text:p>ACTIVITES FINANCIERES ET ASSURANCES (KZ)</text:p>
          </table:table-cell>
          <table:table-cell table:style-name="ce7" office:value-type="string" calcext:value-type="string">
            <text:p>Assurances</text:p>
          </table:table-cell>
          <table:table-cell table:style-name="ce7" office:value-type="string" calcext:value-type="string">
            <text:p>Stagiaires</text:p>
          </table:table-cell>
          <table:table-cell table:style-name="ce12" office:value-type="string" calcext:value-type="string">
            <text:p>s</text:p>
          </table:table-cell>
        </table:table-row>
        <table:table-row table:style-name="ro2" table:number-rows-repeated="1045080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14:30:07.0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3-22T14:42:54.160000000</dc:date>
    <dc:creator>Régis Arthaut</dc:creator>
    <meta:editing-duration>PT16M22S</meta:editing-duration>
    <meta:editing-cycles>2</meta:editing-cycles>
    <meta:generator>LibreOffice/6.4.6.2$Windows_X86_64 LibreOffice_project/0ce51a4fd21bff07a5c061082cc82c5ed232f115</meta:generator>
    <meta:document-statistic meta:table-count="1" meta:cell-count="17440" meta:object-count="0"/>
  </office:meta>
</office:document-meta>
</file>